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rzymskie1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b1cc7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iterowe_5c_"/>
    <style:style style:name="P5" style:family="paragraph" style:parent-style-name="Standard" style:list-style-name="literymale"/>
    <style:style style:name="P6" style:family="paragraph" style:parent-style-name="Standard" style:list-style-name="liczby"/>
    <style:style style:name="P7" style:family="paragraph" style:parent-style-name="Standard" style:list-style-name="liczby">
      <style:paragraph-properties fo:margin-top="0.199cm" fo:margin-bottom="0cm" loext:contextual-spacing="false"/>
    </style:style>
    <style:style style:name="P8" style:family="paragraph" style:parent-style-name="Standard" style:list-style-name="arabskie1">
      <style:paragraph-properties fo:margin-top="0cm" fo:margin-bottom="0.101cm" loext:contextual-spacing="false"/>
    </style:style>
    <style:style style:name="P9" style:family="paragraph" style:parent-style-name="rzymskie_20_1" style:list-style-name="rzymskie1"/>
    <style:style style:name="P10" style:family="paragraph" style:parent-style-name="male" style:list-style-name="literymale"/>
    <style:style style:name="P11" style:family="paragraph" style:parent-style-name="male" style:list-style-name="liczby"/>
    <style:style style:name="P12" style:family="paragraph" style:parent-style-name="duze" style:list-style-name="literowe_5c_"/>
    <style:style style:name="T1" style:family="text">
      <style:text-properties officeooo:rsid="001b1c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38f6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 PREZENTACJI NA WEWNĘTRZNY USTNY EGZAMIN MATURALNY</text:p>
      <text:p text:style-name="P3">Z JĘZYKA POLSKIEGO W ROKU SZKOLNYM 2006/2007 <text:span text:style-name="T1">x</text:span></text:p>
      <text:p text:style-name="Standard"/>
      <text:p text:style-name="Standard">Magdalena Barańska, klasa 3d</text:p>
      <text:p text:style-name="Standard"/>
      <text:p text:style-name="P2"><text:span text:style-name="T2">Temat:</text:span> Różne oblicza władców. Porównaj wybrane portrety w oparciu o teksty dramatyczne.</text:p>
      <text:list xml:id="list4277832064" text:style-name="rzymskie1">
        <text:list-item>
          <text:p text:style-name="P9">Literatura podmiotu:</text:p>
        </text:list-item>
      </text:list>
      <text:list xml:id="list2452110530" text:style-name="arabskie1">
        <text:list-item>
          <text:p text:style-name="P8">Kochanowski Jan, Odprawa posłów greckich, Zakład Narodowy im. Ossolińskich, Wrocław 1985.</text:p>
        </text:list-item>
        <text:list-item>
          <text:p text:style-name="P8">Machiavelli Niccolo, Książę (fragmenty), [w:] Mrowcewicz Krzysztof, Przeszłość to dziś, Wydawnictwo STENTOR, Warszawa 2004, s. 54-56.</text:p>
        </text:list-item>
        <text:list-item>
          <text:p text:style-name="P8">Shakespeare William, Makbet, Wydawnictwo Łódzkie, Biblioteka Lektur Szkolnych, Łódź 1976.</text:p>
        </text:list-item>
        <text:list-item>
          <text:p text:style-name="P8">Sofokles, Antygona, Krajowa Agencja Wydawnicza Rzeszów, Rzeszów 1990.</text:p>
        </text:list-item>
      </text:list>
      <text:list xml:id="list103352147112454" text:continue-list="list4277832064" text:style-name="rzymskie1">
        <text:list-item>
          <text:p text:style-name="P1">Literatura przedmiotu:</text:p>
        </text:list-item>
      </text:list>
      <text:list xml:id="list1091765022" text:style-name="liczby">
        <text:list-item>
          <text:p text:style-name="P6">Komorowski Jarosław, Makbet Williama Shakespeare'a, WSiP, Biblioteka Analiz Literackich, Warszawa 1989, s. 52-57.</text:p>
        </text:list-item>
        <text:list-item>
          <text:p text:style-name="P6">Kotarski Edward, Odprawa posłów greckich Jana Kochanowskiego, Państwowe Zakłady Wydawnictw Szkolnych, Biblioteka Analiz Literackich, Warszawa 1969, s.40-48.</text:p>
        </text:list-item>
        <text:list-item>
          <text:p text:style-name="P6">Ryś Anna, Antygona Sofoklesa, Wydawnictwo Marek Rożak, Gdańsk 1994, s. 29- 42.</text:p>
        </text:list-item>
      </text:list>
      <text:list xml:id="list103353107638394" text:continue-list="list103352147112454" text:style-name="rzymskie1">
        <text:list-item>
          <text:p text:style-name="P1">Ramowy plan wypowiedzi:</text:p>
        </text:list-item>
      </text:list>
      <text:list xml:id="list425742849" text:style-name="literowe_5c_">
        <text:list-item>
          <text:p text:style-name="P12">Wstęp</text:p>
        </text:list-item>
      </text:list>
      <text:list xml:id="list103353358868355" text:continue-list="list1091765022" text:style-name="liczby">
        <text:list-item text:start-value="1">
          <text:p text:style-name="P6">Rozważania dotyczące* osób sprawujących władzę oraz* sposobów rządzenia.</text:p>
        </text:list-item>
        <text:list-item>
          <text:p text:style-name="P6">"Ksiażę" Niccolo Machiavellego jako punkt odniesienia do analizy postępowania przedstawionych bohaterów – władców.</text:p>
        </text:list-item>
      </text:list>
      <text:list xml:id="list103352178139645" text:continue-list="list425742849" text:style-name="literowe_5c_">
        <text:list-item>
          <text:p text:style-name="P4">Kolejność prezentowanych argumentów (treści)</text:p>
        </text:list-item>
      </text:list>
      <text:list xml:id="list1613579664" text:style-name="liczby">
        <text:list-item>
          <text:p text:style-name="P6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6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11">Zróżnicowanie* oceny postępowania Kreona jako:</text:p>
        </text:list-item>
      </text:list>
      <text:list xml:id="list23354430" text:style-name="literymale">
        <text:list-item>
          <text:p text:style-name="P10">władcy – tyrana i despoty surowo egzekwującego wydane prawa i rozkazy,</text:p>
        </text:list-item>
        <text:list-item>
          <text:p text:style-name="P10">władcy konsekwentnego, bezkompromisowego, pozbawionego prywaty, kierującego się interesami i obowiązkami państwa.</text:p>
        </text:list-item>
      </text:list>
      <text:list xml:id="list103352170514474" text:continue-list="list103353358868355" text:style-name="liczby">
        <text:list-header>
          <text:p text:style-name="P7">Sylwetka bezwzględnego Makbeta – władcy zbrodniarza zaślepionego namiętnością władzy, ale bezustannego borykającego się z wyrzutami sumienia:</text:p>
        </text:list-header>
      </text:list>
      <text:list xml:id="list1585731930" text:style-name="literymale">
        <text:list-item>
          <text:p text:style-name="P5">tragizm postaci Makbeta – władca ukazany jako marionetka ludzkich namiętności, motyw życia – teatru.</text:p>
        </text:list-item>
      </text:list>
      <text:list xml:id="list103352666724091" text:continue-list="list103352178139645" text:style-name="literowe_5c_">
        <text:list-item>
          <text:p text:style-name="P4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352077674173" text:continue-list="list103353107638394" text:style-name="rzymskie1">
        <text:list-item>
          <text:p text:style-name="P1">Materiały pomocnicze</text:p>
        </text:list-item>
      </text:list>
      <text:list xml:id="list103351844634843" text:continue-list="list103352170514474" text:style-name="liczby">
        <text:list-item text:start-value="1">
          <text:p text:style-name="P6">kartka z cytatami,</text:p>
        </text:list-item>
        <text:list-item>
          <text:p text:style-name="P6">prezentacja multimedialna.</text:p>
        </text:list-item>
      </text:list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_20_1" style:display-name="rzymskie 1" style:family="paragraph" style:parent-style-name="Standard">
      <style:paragraph-properties fo:margin-left="0.7cm" fo:margin-right="0cm" fo:margin-top="0.3cm" fo:margin-bottom="0cm" loext:contextual-spacing="false" fo:text-indent="-0.7cm" style:auto-text-indent="false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Bez_20_tytułu1" style:display-name="Bez tytułu1" style:family="paragraph" style:parent-style-name="Standard">
      <style:paragraph-properties fo:margin-left="1cm" fo:margin-right="-0.7cm" fo:text-indent="-0.7cm" style:auto-text-indent="false" style:writing-mode="page">
        <style:tab-stops/>
      </style:paragraph-properties>
    </style:style>
    <style:style style:name="male" style:family="paragraph" style:parent-style-name="Standard" style:list-style-name="literymale">
      <style:paragraph-properties fo:margin-left="1cm" fo:margin-right="-0.7cm" fo:text-indent="-0.7cm" style:auto-text-indent="false" style:writing-mode="page">
        <style:tab-stops/>
      </style:paragraph-properties>
    </style:style>
    <style:style style:name="Bez_20_tytułu2" style:display-name="Bez tytułu2" style:family="paragraph" style:parent-style-name="Standard">
      <style:paragraph-properties fo:margin-left="1cm" fo:margin-right="0cm" fo:text-indent="-0.101cm" style:auto-text-indent="false" style:writing-mode="page">
        <style:tab-stops/>
      </style:paragraph-properties>
    </style:style>
    <style:style style:name="duze" style:family="paragraph" style:parent-style-name="Standard" style:list-style-name="literowe_5c_">
      <style:paragraph-properties style:writing-mode="pag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owe_5c_" style:display-name="literowe\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male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1.06cm" fo:margin-left="1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czby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30:01.800859759</meta:creation-date>
    <dc:date>2017-10-23T10:33:50.385618045</dc:date>
    <meta:editing-duration>PT2M17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1" meta:paragraph-count="31" meta:word-count="330" meta:character-count="2629" meta:non-whitespace-character-count="2349"/>
  </office:meta>
</office:document-meta>
</file>